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08" calcext:value-type="float">
            <text:p>808</text:p>
          </table:table-cell>
          <table:table-cell table:style-name="ce7" table:formula="of:=COUNTIF([.B7:.B999];&quot;X&quot;)" office:value-type="float" office:value="687" calcext:value-type="float">
            <text:p>687</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60" calcext:value-type="float">
            <text:p>86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6">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Subi uma alteraçã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4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28">00/00/0000</text:date>, <text:time style:data-style-name="N2" text:time-value="19:37:36.79694468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28T19:38:31.702801885</dc:date>
    <meta:editing-duration>PT22H41M13S</meta:editing-duration>
    <meta:editing-cycles>798</meta:editing-cycles>
    <meta:document-statistic meta:table-count="1" meta:cell-count="4863" meta:object-count="0"/>
  </office:meta>
</office:document-meta>
</file>